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acff1"/>
    </style:style>
    <style:style style:name="P17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8" style:family="paragraph" style:parent-style-name="Standard">
      <style:text-properties officeooo:paragraph-rsid="0043aa4d"/>
    </style:style>
    <style:style style:name="P19" style:family="paragraph" style:parent-style-name="Standard">
      <style:text-properties officeooo:paragraph-rsid="0045da91"/>
    </style:style>
    <style:style style:name="P20" style:family="paragraph" style:parent-style-name="Standard">
      <style:text-properties officeooo:paragraph-rsid="0047a626"/>
    </style:style>
    <style:style style:name="P21" style:family="paragraph" style:parent-style-name="Standard">
      <style:text-properties officeooo:paragraph-rsid="00497ff8"/>
    </style:style>
    <style:style style:name="P22" style:family="paragraph" style:parent-style-name="Standard">
      <style:text-properties officeooo:paragraph-rsid="004acff1"/>
    </style:style>
    <style:style style:name="P23" style:family="paragraph" style:parent-style-name="Standard">
      <style:text-properties officeooo:paragraph-rsid="004f5f8b"/>
    </style:style>
    <style:style style:name="P24" style:family="paragraph" style:parent-style-name="Standard">
      <style:text-properties officeooo:paragraph-rsid="0052392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54e755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52392c" officeooo:paragraph-rsid="0052392c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52392c" officeooo:paragraph-rsid="0052f52d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52392c" officeooo:paragraph-rsid="0056ff21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officeooo:rsid="0052f52d" officeooo:paragraph-rsid="0052f52d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52f52d" officeooo:paragraph-rsid="0056ff21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52f52d"/>
    </style:style>
    <style:style style:name="P32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52392c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4acff1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3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3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56ff21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56ff21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56ff21"/>
    </style:style>
    <style:style style:name="P40" style:family="paragraph" style:parent-style-name="Standard" style:list-style-name="L1">
      <style:paragraph-properties fo:margin-top="0cm" fo:margin-bottom="0cm" style:contextual-spacing="false" fo:line-height="115%"/>
      <style:text-properties officeooo:rsid="0051029b" officeooo:paragraph-rsid="0052392c"/>
    </style:style>
    <style:style style:name="P41" style:family="paragraph" style:parent-style-name="Standard" style:list-style-name="L1">
      <style:paragraph-properties fo:margin-top="0cm" fo:margin-bottom="0cm" style:contextual-spacing="false" fo:line-height="115%"/>
      <style:text-properties officeooo:rsid="00518ece" officeooo:paragraph-rsid="0052392c"/>
    </style:style>
    <style:style style:name="P42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acff1"/>
    </style:style>
    <style:style style:name="P43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acff1"/>
    </style:style>
    <style:style style:name="P44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45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46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47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48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49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50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51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52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53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54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55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56" style:family="paragraph" style:parent-style-name="Standard" style:list-style-name="L1">
      <style:text-properties officeooo:rsid="002410a5" officeooo:paragraph-rsid="0031bcb8"/>
    </style:style>
    <style:style style:name="P57" style:family="paragraph" style:parent-style-name="Standard" style:list-style-name="L1">
      <style:text-properties officeooo:rsid="002410a5" officeooo:paragraph-rsid="0027e533"/>
    </style:style>
    <style:style style:name="P58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59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60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61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62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6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64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65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66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67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68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69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70" style:family="paragraph" style:parent-style-name="Standard">
      <style:text-properties officeooo:paragraph-rsid="0056ff21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style:style style:name="T24" style:family="text">
      <style:text-properties officeooo:rsid="004acff1"/>
    </style:style>
    <style:style style:name="T25" style:family="text">
      <style:text-properties officeooo:rsid="004afe99"/>
    </style:style>
    <style:style style:name="T26" style:family="text">
      <style:text-properties officeooo:rsid="004cd6fe"/>
    </style:style>
    <style:style style:name="T27" style:family="text">
      <style:text-properties officeooo:rsid="004f5f8b"/>
    </style:style>
    <style:style style:name="T28" style:family="text">
      <style:text-properties officeooo:rsid="00501c44"/>
    </style:style>
    <style:style style:name="T29" style:family="text">
      <style:text-properties officeooo:rsid="0051029b"/>
    </style:style>
    <style:style style:name="T30" style:family="text">
      <style:text-properties officeooo:rsid="0052392c"/>
    </style:style>
    <style:style style:name="T31" style:family="text">
      <style:text-properties officeooo:rsid="0052f52d"/>
    </style:style>
    <style:style style:name="T32" style:family="text">
      <style:text-properties officeooo:rsid="0054e755"/>
    </style:style>
    <style:style style:name="T33" style:family="text">
      <style:text-properties officeooo:rsid="0056ff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9">LARUS <text:s/></text:span><text:span text:style-name="T28">AD57 Boo</text:span><text:span text:style-name="T2">tLoader </text:span>Release Notes </text:p>
      <text:p text:style-name="Standard"/>
      <text:p text:style-name="Standard"/>
      <text:p text:style-name="P4"/>
      <text:p text:style-name="P23"><text:span text:style-name="T30">0</text:span><text:span text:style-name="T33">7</text:span><text:span text:style-name="T30">.11</text:span><text:span text:style-name="T20">.22</text:span><text:span text:style-name="T3"><text:tab/></text:span><text:span text:style-name="T1">Version </text:span><text:span text:style-name="T20">1.</text:span><text:span text:style-name="T29">6.</text:span><text:span text:style-name="T30">1</text:span><text:span text:style-name="T33">8</text:span></text:p>
      <text:p text:style-name="P23"/>
      <text:list xml:id="list3243690684" text:style-name="L1">
        <text:list-item>
          <text:p text:style-name="P37">&lt;task_<text:span text:style-name="T33">AudioController.c&gt; : Überarbeitung, keine funktionalen Änderungen, Kommentare lesbarer gestaltet, textuelle Korrekturen in den Kommentaren</text:span></text:p>
        </text:list-item>
        <text:list-item>
          <text:p text:style-name="P38">&lt;<text:span text:style-name="T33">task:MMI.c&gt; : Überarbeitung, keine funktionalen Änderungen, Kommentare lesbarer gestaltet, textuelle Korrekturen in den Kommentaren</text:span></text:p>
        </text:list-item>
      </text:list>
      <text:p text:style-name="P25"/>
      <text:p text:style-name="P25"/>
      <text:p text:style-name="P70"><text:span text:style-name="T30">03.11</text:span><text:span text:style-name="T20">.22</text:span><text:span text:style-name="T3"><text:tab/></text:span><text:span text:style-name="T1">Version </text:span><text:span text:style-name="T20">1.</text:span><text:span text:style-name="T29">6.</text:span><text:span text:style-name="T30">1</text:span><text:span text:style-name="T29">7</text:span></text:p>
      <text:p text:style-name="P70"/>
      <text:list xml:id="list135347091576358" text:continue-numbering="true" text:style-name="L1">
        <text:list-item>
          <text:p text:style-name="P28">MassDataProtocol erweitert um Funktion &lt;Init_BL_via_CAN&gt;, die eine laufende Applikation stoppt und das F4-Board neu startet</text:p>
        </text:list-item>
        <text:list-item>
          <text:p text:style-name="P28">Redaktion in &lt;Generic_CAN_Ids.h&gt; : c_CID_AUD → c_CID_UTL</text:p>
        </text:list-item>
        <text:list-item>
          <text:p text:style-name="P28">g_FrontEndData eleminiert</text:p>
        </text:list-item>
        <text:list-item>
          <text:p text:style-name="P28">&lt;Generic_Const.h&gt; : Korrekturen in den &lt;Field_Indices&gt;</text:p>
        </text:list-item>
        <text:list-item>
          <text:p text:style-name="P28">&lt;MassDataProtocol.c&gt; : Die Funktion &lt;Get_Next_Packet&gt; erzeugt jetzt einen BreakPoint, wenn der RepeatCuint ausläuft</text:p>
        </text:list-item>
        <text:list-item>
          <text:p text:style-name="P28">&lt;Control_Tables.c&gt; : Korrekturen bei &lt;Programs&gt;</text:p>
        </text:list-item>
        <text:list-item>
          <text:p text:style-name="P28">&lt;<text:span text:style-name="T31">Flash_F4xx_Lib.c&gt; : </text:span></text:p>
          <text:list>
            <text:list-item>
              <text:p text:style-name="P30">Bei &lt;Init_BL_via_CAN&gt; jetzt Warteschleife, die es dem Satelliten ermöglicht, neu zu starten.</text:p>
            </text:list-item>
            <text:list-item>
              <text:p text:style-name="P28">&lt;BL_on_F4_Read_CAN_Flash_Local_Appl&gt; <text:span text:style-name="T31">korrigiert</text:span></text:p>
            </text:list-item>
            <text:list-item>
              <text:p text:style-name="P28">&lt;Check_Signature_btw_own_Flash_and_Appl_Flash&gt; <text:span text:style-name="T31">korrigiert</text:span></text:p>
            </text:list-item>
          </text:list>
        </text:list-item>
        <text:list-item>
          <text:p text:style-name="P28">&lt;AD57_BL_Main.<text:span text:style-name="T31">c&gt; : //#include <text:s/>"task_I2C_Handler.h"</text:span></text:p>
        </text:list-item>
        <text:list-item>
          <text:p text:style-name="P37">&lt;task_CAN_Bus_Receiver.<text:span text:style-name="T31">c&gt; : Anpassungen</text:span></text:p>
        </text:list-item>
        <text:list-item>
          <text:p text:style-name="P37">&lt;task_CAN_Bus_Sender.c&gt; : <text:span text:style-name="T31">Heart_Beat Anpassungen</text:span></text:p>
        </text:list-item>
        <text:list-item>
          <text:p text:style-name="P37">&lt;task_ImageBuilder.<text:span text:style-name="T31">c&gt; : Korrektur : &lt;c_Select_Hex_Stan_Utility&gt; hat gefehlt</text:span></text:p>
        </text:list-item>
        <text:list-item>
          <text:p text:style-name="P38"><text:span text:style-name="T13">&lt;</text:span><text:span text:style-name="T32">task:MMI.c&gt; : Korrektur</text:span> : &lt;case c_CAN_BUS_Stand_Util&gt; <text:span text:style-name="T32">hat gefehlt</text:span></text:p>
        </text:list-item>
      </text:list>
      <text:p text:style-name="P39"/>
      <text:p text:style-name="P39"/>
      <text:p text:style-name="P70"><text:span text:style-name="T27">16.10</text:span><text:span text:style-name="T20">.22</text:span><text:span text:style-name="T3"><text:tab/></text:span><text:span text:style-name="T1">Version </text:span><text:span text:style-name="T20">1.</text:span><text:span text:style-name="T29">6.7</text:span></text:p>
      <text:p text:style-name="P24"/>
      <text:list xml:id="list135346354583911" text:continue-numbering="true" text:style-name="L1">
        <text:list-item>
          <text:p text:style-name="P40">Umstellung FieldDescriptor auf ControlTable, Abtrennung Übersetzungstabellen in Translator_Tables</text:p>
        </text:list-item>
        <text:list-item>
          <text:p text:style-name="P41">Flash_F4xx_Lib : Erweiterung um generische Funktion zum Flashen von F4-Board, die ihrerseits mit dem lokalen Bootloader ausgestattet sind (dafür lokale App im oberen Adr-Raum)</text:p>
        </text:list-item>
        <text:list-item>
          <text:p text:style-name="P41">Namensumstellung : Aus PrgNav_lib wird Renderer</text:p>
        </text:list-item>
        <text:list-item>
          <text:p text:style-name="P41">Umstellung auf permanenten Dark_Mode, Überstzungstabelle deleted</text:p>
        </text:list-item>
        <text:list-item>
          <text:p text:style-name="P41"/>
          <text:p text:style-name="P32"/>
        </text:list-item>
      </text:list>
      <text:p text:style-name="P24"/>
      <text:p text:style-name="P24"><text:soft-page-break/><text:span text:style-name="T24">21.06</text:span><text:span text:style-name="T20">.22</text:span><text:span text:style-name="T3"><text:tab/></text:span><text:span text:style-name="T1">Version </text:span><text:span text:style-name="T20">1.</text:span><text:span text:style-name="T24">3.</text:span><text:span text:style-name="T25">6</text:span></text:p>
      <text:p text:style-name="P9"/>
      <text:list xml:id="list135346185340044" text:continue-numbering="true" text:style-name="L1">
        <text:list-item>
          <text:p text:style-name="P42">SD_Card_Lib.c/.h : Konsolidierung der <text:span text:style-name="T26">eigenen </text:span>Re<text:span text:style-name="T26">turn</text:span>-Code<text:span text:style-name="T26">s</text:span> mit den FATS-Return Codes : </text:p>
          <text:list>
            <text:list-item>
              <text:p text:style-name="P42">Eigene RetCodes sind jetzt nachgestellt</text:p>
            </text:list-item>
            <text:list-item>
              <text:p text:style-name="P42">Erfordert massive Veränderungen an SD_Card_Lib.c : in allen Fehlerbehandlungen</text:p>
            </text:list-item>
            <text:list-item>
              <text:p text:style-name="P42">&lt;SD_Card_Format&gt; eliminiert</text:p>
            </text:list-item>
          </text:list>
        </text:list-item>
        <text:list-item>
          <text:p text:style-name="P42">Umbenennung &lt;task_FlashProgrammer&gt; in &lt;task_ControlLoop&gt;</text:p>
          <text:p text:style-name="P33"/>
        </text:list-item>
      </text:list>
      <text:p text:style-name="P11"/>
      <text:p text:style-name="P22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22"/>
      <text:list xml:id="list135346028721229" text:continue-numbering="true" text:style-name="L1">
        <text:list-item>
          <text:p text:style-name="P43">Flash_F4xxx_Lib.c : Abfrage sVersion</text:p>
        </text:list-item>
        <text:list-item>
          <text:p text:style-name="P43">task:FlashProgrammer.c : &lt;Clear_Appl_Data_in_EEProm&gt; eingefügt nach Normal-Flash Funktion</text:p>
        </text:list-item>
      </text:list>
      <text:p text:style-name="P16"/>
      <text:p text:style-name="P16"/>
      <text:p text:style-name="P22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21"/>
      <text:list xml:id="list135346655963282" text:continue-numbering="true" text:style-name="L1">
        <text:list-item>
          <text:p text:style-name="P44">Umbau <text:span text:style-name="T21">LandingPage : </text:span><text:span text:style-name="T22">Versionsanzeige </text:span></text:p>
        </text:list-item>
        <text:list-item>
          <text:p text:style-name="P47">ReportingPage : EraseAnzeige</text:p>
        </text:list-item>
        <text:list-item>
          <text:p text:style-name="P47">task_Flash_Programmer : delay vor Flash-Aufruf »» Säuberung des Canvas, Vermeidung von Residuen auf dem Canvas</text:p>
        </text:list-item>
      </text:list>
      <text:p text:style-name="P15"/>
      <text:p text:style-name="P15"/>
      <text:p text:style-name="P21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20"/>
      <text:list xml:id="list135346258856821" text:continue-numbering="true" text:style-name="L1">
        <text:list-item>
          <text:p text:style-name="P45">Umbau <text:span text:style-name="T21">LandingPage auf „LARUS“</text:span></text:p>
        </text:list-item>
      </text:list>
      <text:p text:style-name="P14"/>
      <text:p text:style-name="P14"/>
      <text:p text:style-name="P20"><text:span text:style-name="T20">28.04.22</text:span><text:span text:style-name="T3"><text:tab/></text:span><text:span text:style-name="T1">Version </text:span><text:span text:style-name="T20">1.1.5</text:span></text:p>
      <text:p text:style-name="P19"/>
      <text:list xml:id="list135346874848077" text:continue-numbering="true" text:style-name="L1">
        <text:list-item>
          <text:p text:style-name="P46">Großer Umbau</text:p>
        </text:list-item>
        <text:list-item>
          <text:p text:style-name="P46">Fortschrittsanzeige</text:p>
        </text:list-item>
      </text:list>
      <text:p text:style-name="P13"/>
      <text:p text:style-name="P13"/>
      <text:p text:style-name="P19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35346138268023" text:continue-numbering="true" text:style-name="L1">
        <text:list-item>
          <text:p text:style-name="P48">BootLoading auf AD57 ok</text:p>
        </text:list-item>
        <text:list-item>
          <text:p text:style-name="P48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8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35347180325304" text:continue-numbering="true" text:style-name="L1">
        <text:list-item>
          <text:p text:style-name="P49">Korrektur in PrgNav_Lib : Next-Prev-Program</text:p>
        </text:list-item>
      </text:list>
      <text:p text:style-name="P10"/>
      <text:p text:style-name="P10"><text:soft-page-break/></text:p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35346045326488" text:continue-numbering="true" text:style-name="L1">
        <text:list-item>
          <text:p text:style-name="P34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50">Generic_FieldDescriptor : c_Vario_Zeiger-Tau wieder aktiviert</text:p>
        </text:list-item>
        <text:list-item>
          <text:p text:style-name="P50">Generic_Signature : Länge 5 auf 4 korigiert</text:p>
          <text:p text:style-name="P35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35346616302732" text:continue-numbering="true" text:style-name="L1">
        <text:list-item>
          <text:p text:style-name="P36">Großer Umbau der Struktur zur Vereinfachung des Kontroll-Flusses : Jetzt ist task_FlashProgrammer (analog zu task-BackGround in VARIO) der einzige Task, der SD_Card-Zugriff hat.</text:p>
        </text:list-item>
        <text:list-item>
          <text:p text:style-name="P51">EEP_Prom_Lib : &lt;bool&gt; durch &lt;unit8_t&gt; ersetzt</text:p>
        </text:list-item>
        <text:list-item>
          <text:p text:style-name="P52">Portable_Utils : </text:p>
          <text:list>
            <text:list-item>
              <text:p text:style-name="P52">Erweiterung &lt;portable_strpos&gt;, &lt;DateTimeToString&gt;</text:p>
            </text:list-item>
            <text:list-item>
              <text:p text:style-name="P53">Fehlerkorrektur in &lt; portable_memcmp&gt;</text:p>
            </text:list-item>
          </text:list>
        </text:list-item>
        <text:list-item>
          <text:p text:style-name="P54">Generic_Common : verschied<text:span text:style-name="T14">en</text:span>e Umbauten</text:p>
        </text:list-item>
        <text:list-item>
          <text:p text:style-name="P55">Routine &lt;BuildCheckAndJumpPage&gt; → &lt;BuildReportAndJumpPage&gt;</text:p>
          <text:p text:style-name="P56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35345733465289" text:continue-numbering="true" text:style-name="L1">
        <text:list-item>
          <text:p text:style-name="P58">Veränderungen in Flash_F4xx_Lib, habe einfach ausprobiert, analog im <text:span text:style-name="T12">Vario</text:span></text:p>
          <text:p text:style-name="P57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2962089063" text:style-name="L2">
        <text:list-item>
          <text:p text:style-name="P59">Fortschrittsanzeige korrigiert</text:p>
        </text:list-item>
        <text:list-item>
          <text:p text:style-name="P60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65">I2C.c : I2C1_Init eingeführt statt Master_init</text:p>
        </text:list-item>
        <text:list-item>
          <text:p text:style-name="P66">I2C_Handler : Master_Init ersetzt.</text:p>
        </text:list-item>
        <text:list-item>
          <text:p text:style-name="P67">EEProm_Lib.c : I2C1_Init eingeführt im Falle von I2C Fehlern</text:p>
        </text:list-item>
        <text:list-item>
          <text:p text:style-name="P61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68">Signature um die Action-Variable verarmt</text:p>
        </text:list-item>
        <text:list-item>
          <text:p text:style-name="P62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35346131850278" text:continue-numbering="true" text:style-name="L2">
        <text:list-item>
          <text:p text:style-name="P63">Fehler in SD_Card_Lib.c beseitigt</text:p>
        </text:list-item>
        <text:list-item>
          <text:p text:style-name="P63"><text:soft-page-break/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35345843243422" text:continue-numbering="true" text:style-name="L2">
        <text:list-item>
          <text:p text:style-name="P69">Neubeginn mit der alten Revision 1009</text:p>
        </text:list-item>
        <text:list-item>
          <text:p text:style-name="P69">Generic_Descriptors.c Numerierung erneuert</text:p>
        </text:list-item>
        <text:list-item>
          <text:p text:style-name="P64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7T13:53:44.928000000</dc:date>
    <meta:editing-duration>PT4H45S</meta:editing-duration>
    <meta:editing-cycles>3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84" meta:word-count="557" meta:character-count="4346" meta:non-whitespace-character-count="3911"/>
  </office:meta>
</office:document-meta>
</file>